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48ce32" officeooo:paragraph-rsid="0048ce32"/>
    </style:style>
    <style:style style:name="P2" style:family="paragraph" style:parent-style-name="Standard">
      <style:text-properties fo:font-style="normal" officeooo:rsid="004ac3b4" officeooo:paragraph-rsid="0048ce32" style:font-style-asian="normal" style:font-style-complex="normal"/>
    </style:style>
    <style:style style:name="P3" style:family="paragraph" style:parent-style-name="Standard">
      <style:text-properties fo:font-style="normal" officeooo:rsid="0054723c" officeooo:paragraph-rsid="004b26c8" style:font-style-asian="normal" style:font-style-complex="normal"/>
    </style:style>
    <style:style style:name="P4" style:family="paragraph" style:parent-style-name="Standard">
      <style:text-properties fo:font-style="normal" officeooo:rsid="0075a850" officeooo:paragraph-rsid="0075a850" style:font-style-asian="normal" style:font-style-complex="normal"/>
    </style:style>
    <style:style style:name="P5" style:family="paragraph" style:parent-style-name="Standard">
      <style:text-properties fo:font-style="normal" officeooo:rsid="0068c2b1" officeooo:paragraph-rsid="0068c2b1" style:font-style-asian="normal" style:font-style-complex="normal"/>
    </style:style>
    <style:style style:name="P6" style:family="paragraph" style:parent-style-name="Standard">
      <style:text-properties fo:font-style="normal" officeooo:rsid="006ce1c7" officeooo:paragraph-rsid="006c8dbf" style:font-style-asian="normal" style:font-style-complex="normal"/>
    </style:style>
    <style:style style:name="P7" style:family="paragraph" style:parent-style-name="Standard">
      <style:text-properties fo:font-style="normal" officeooo:rsid="006f836e" officeooo:paragraph-rsid="006daaa5" style:font-style-asian="normal" style:font-style-complex="normal"/>
    </style:style>
    <style:style style:name="P8" style:family="paragraph" style:parent-style-name="Standard">
      <style:text-properties fo:font-style="normal" officeooo:rsid="00665454" officeooo:paragraph-rsid="006af3ea" style:font-style-asian="normal" style:font-style-complex="normal"/>
    </style:style>
    <style:style style:name="P9" style:family="paragraph" style:parent-style-name="Normal">
      <style:text-properties fo:font-style="normal" officeooo:rsid="008434d0" officeooo:paragraph-rsid="0082b3cb" style:font-style-asian="normal" style:font-style-complex="normal"/>
    </style:style>
    <style:style style:name="P10" style:family="paragraph" style:parent-style-name="Standard">
      <style:text-properties officeooo:rsid="004b26c8" officeooo:paragraph-rsid="004b26c8"/>
    </style:style>
    <style:style style:name="P11" style:family="paragraph" style:parent-style-name="Standard">
      <style:text-properties style:font-name="Liberation Serif1" officeooo:rsid="0054723c" officeooo:paragraph-rsid="0054723c"/>
    </style:style>
    <style:style style:name="P12" style:family="paragraph" style:parent-style-name="Standard">
      <style:text-properties style:font-name="Liberation Serif1" officeooo:rsid="00595185" officeooo:paragraph-rsid="00595185"/>
    </style:style>
    <style:style style:name="P13" style:family="paragraph" style:parent-style-name="Standard">
      <style:text-properties style:font-name="Liberation Serif1" officeooo:rsid="005b4352" officeooo:paragraph-rsid="005b4352"/>
    </style:style>
    <style:style style:name="P14" style:family="paragraph" style:parent-style-name="Standard">
      <style:text-properties style:font-name="Liberation Serif1" fo:font-style="normal" officeooo:rsid="005562c5" officeooo:paragraph-rsid="0054723c" style:font-style-asian="normal" style:font-style-complex="normal"/>
    </style:style>
    <style:style style:name="P15" style:family="paragraph" style:parent-style-name="Standard">
      <style:text-properties style:font-name="Liberation Serif1" fo:font-style="normal" officeooo:rsid="005a3baa" officeooo:paragraph-rsid="00595185" style:font-style-asian="normal" style:font-style-complex="normal"/>
    </style:style>
    <style:style style:name="P16" style:family="paragraph" style:parent-style-name="Standard">
      <style:text-properties style:font-name="Liberation Serif1" fo:font-style="normal" officeooo:rsid="00611e25" officeooo:paragraph-rsid="005b4352" style:font-style-asian="normal" style:font-style-complex="normal"/>
    </style:style>
    <style:style style:name="P17" style:family="paragraph" style:parent-style-name="Standard">
      <style:text-properties style:font-name="Liberation Serif1" fo:font-style="normal" officeooo:rsid="0062d1a9" officeooo:paragraph-rsid="00622419" style:font-style-asian="normal" style:font-style-complex="normal"/>
    </style:style>
    <style:style style:name="P18" style:family="paragraph" style:parent-style-name="Standard">
      <style:text-properties style:font-name="Liberation Serif1" officeooo:rsid="00622419" officeooo:paragraph-rsid="00622419"/>
    </style:style>
    <style:style style:name="P19" style:family="paragraph" style:parent-style-name="Standard">
      <style:text-properties style:font-name="Liberation Mono" fo:font-style="normal" officeooo:rsid="0054723c" officeooo:paragraph-rsid="004b26c8" style:font-style-asian="normal" style:font-style-complex="normal"/>
    </style:style>
    <style:style style:name="P20" style:family="paragraph" style:parent-style-name="Normal">
      <style:text-properties style:font-name="Liberation Mono" fo:font-style="normal" officeooo:rsid="0086dae4" officeooo:paragraph-rsid="0086dae4" style:font-style-asian="normal" style:font-style-complex="normal"/>
    </style:style>
    <style:style style:name="P21" style:family="paragraph" style:parent-style-name="Normal">
      <style:text-properties style:font-name="Liberation Mono" fo:font-style="normal" officeooo:rsid="0082b3cb" officeooo:paragraph-rsid="0082b3cb" style:font-style-asian="normal" style:font-style-complex="normal"/>
    </style:style>
    <style:style style:name="P22" style:family="paragraph" style:parent-style-name="Normal">
      <style:text-properties style:font-name="Liberation Mono" fo:font-style="normal" officeooo:rsid="008434d0" officeooo:paragraph-rsid="008434d0" style:font-style-asian="normal" style:font-style-complex="normal"/>
    </style:style>
    <style:style style:name="P23" style:family="paragraph" style:parent-style-name="Normal">
      <style:text-properties style:font-name="Liberation Mono"/>
    </style:style>
    <style:style style:name="P24" style:family="paragraph" style:parent-style-name="Normal">
      <style:text-properties style:font-name="Liberation Mono" officeooo:rsid="008434d0" officeooo:paragraph-rsid="008434d0"/>
    </style:style>
    <style:style style:name="P25" style:family="paragraph" style:parent-style-name="Normal">
      <style:text-properties style:font-name="Liberation Mono" fo:font-weight="bold" officeooo:rsid="008434d0" officeooo:paragraph-rsid="008434d0" style:font-weight-asian="bold" style:font-weight-complex="bold"/>
    </style:style>
    <style:style style:name="P26" style:family="paragraph" style:parent-style-name="Normal">
      <style:text-properties style:font-name="Liberation Mono" officeooo:rsid="0086dae4" officeooo:paragraph-rsid="0086dae4"/>
    </style:style>
    <style:style style:name="P27" style:family="paragraph" style:parent-style-name="Standard">
      <style:text-properties style:font-name="Liberation Mono" officeooo:rsid="00804ace" officeooo:paragraph-rsid="007e784f"/>
    </style:style>
    <style:style style:name="P28" style:family="paragraph" style:parent-style-name="Standard">
      <style:text-properties officeooo:rsid="00638f82" officeooo:paragraph-rsid="0068c2b1"/>
    </style:style>
    <style:style style:name="P29" style:family="paragraph" style:parent-style-name="Standard">
      <style:text-properties officeooo:rsid="00638f82" officeooo:paragraph-rsid="006af3ea"/>
    </style:style>
    <style:style style:name="P30" style:family="paragraph" style:parent-style-name="Standard">
      <style:text-properties officeooo:rsid="00638f82" officeooo:paragraph-rsid="0075a850"/>
    </style:style>
    <style:style style:name="P31" style:family="paragraph" style:parent-style-name="Standard">
      <style:text-properties officeooo:rsid="006c8dbf" officeooo:paragraph-rsid="006c8dbf"/>
    </style:style>
    <style:style style:name="P32" style:family="paragraph" style:parent-style-name="Standard">
      <style:text-properties officeooo:rsid="006f836e" officeooo:paragraph-rsid="006f836e"/>
    </style:style>
    <style:style style:name="P33" style:family="paragraph" style:parent-style-name="Standard">
      <style:text-properties fo:font-style="italic" officeooo:rsid="006af3ea" officeooo:paragraph-rsid="0075a850" style:font-style-asian="italic" style:font-style-complex="italic"/>
    </style:style>
    <style:style style:name="P34" style:family="paragraph" style:parent-style-name="Caption">
      <style:text-properties officeooo:rsid="00804ace" officeooo:paragraph-rsid="00804ace"/>
    </style:style>
    <style:style style:name="P35" style:family="paragraph" style:parent-style-name="Normal">
      <style:text-properties officeooo:rsid="0082b3cb" officeooo:paragraph-rsid="0082b3cb"/>
    </style:style>
    <style:style style:name="P36" style:family="paragraph" style:parent-style-name="Normal">
      <style:text-properties officeooo:paragraph-rsid="0094f48e"/>
    </style:style>
    <style:style style:name="P37" style:family="paragraph" style:parent-style-name="Standard">
      <style:text-properties officeooo:paragraph-rsid="006daaa5"/>
    </style:style>
    <style:style style:name="P38" style:family="paragraph" style:parent-style-name="Heading_20_1" style:master-page-name="MP0">
      <style:paragraph-properties style:page-number="auto" fo:break-before="page"/>
    </style:style>
    <style:style style:name="P39" style:family="paragraph" style:parent-style-name="Heading_20_1">
      <style:text-properties officeooo:rsid="00510286" officeooo:paragraph-rsid="00510286"/>
    </style:style>
    <style:style style:name="P40" style:family="paragraph" style:parent-style-name="Heading_20_2">
      <style:text-properties officeooo:rsid="005264d6" officeooo:paragraph-rsid="005264d6"/>
    </style:style>
    <style:style style:name="P41" style:family="paragraph" style:parent-style-name="Heading_20_2">
      <style:text-properties officeooo:rsid="0051bd80" officeooo:paragraph-rsid="0051bd80"/>
    </style:style>
    <style:style style:name="T1" style:family="text">
      <style:text-properties fo:font-style="normal" style:font-style-asian="normal" style:font-style-complex="normal"/>
    </style:style>
    <style:style style:name="T2" style:family="text">
      <style:text-properties fo:font-style="normal" officeooo:rsid="0047d954" style:font-style-asian="normal" style:font-style-complex="normal"/>
    </style:style>
    <style:style style:name="T3" style:family="text">
      <style:text-properties fo:font-style="normal" officeooo:rsid="004ac3b4" style:font-style-asian="normal" style:font-style-complex="normal"/>
    </style:style>
    <style:style style:name="T4" style:family="text">
      <style:text-properties fo:font-style="normal" officeooo:rsid="004b7728" style:font-style-asian="normal" style:font-style-complex="normal"/>
    </style:style>
    <style:style style:name="T5" style:family="text">
      <style:text-properties fo:font-style="normal" officeooo:rsid="004cd0d0" style:font-style-asian="normal" style:font-style-complex="normal"/>
    </style:style>
    <style:style style:name="T6" style:family="text">
      <style:text-properties fo:font-style="normal" officeooo:rsid="004e80b1" style:font-style-asian="normal" style:font-style-complex="normal"/>
    </style:style>
    <style:style style:name="T7" style:family="text">
      <style:text-properties fo:font-style="normal" officeooo:rsid="005014a7" style:font-style-asian="normal" style:font-style-complex="normal"/>
    </style:style>
    <style:style style:name="T8" style:family="text">
      <style:text-properties fo:font-style="normal" officeooo:rsid="005444a6" style:font-style-asian="normal" style:font-style-complex="normal"/>
    </style:style>
    <style:style style:name="T9" style:family="text">
      <style:text-properties fo:font-style="normal" officeooo:rsid="0054723c" style:font-style-asian="normal" style:font-style-complex="normal"/>
    </style:style>
    <style:style style:name="T10" style:family="text">
      <style:text-properties fo:font-style="normal" officeooo:rsid="005562c5" style:font-style-asian="normal" style:font-style-complex="normal"/>
    </style:style>
    <style:style style:name="T11" style:family="text">
      <style:text-properties fo:font-style="normal" officeooo:rsid="005a3baa" style:font-style-asian="normal" style:font-style-complex="normal"/>
    </style:style>
    <style:style style:name="T12" style:family="text">
      <style:text-properties fo:font-style="normal" officeooo:rsid="005cb479" style:font-style-asian="normal" style:font-style-complex="normal"/>
    </style:style>
    <style:style style:name="T13" style:family="text">
      <style:text-properties fo:font-style="normal" officeooo:rsid="005d7e32" style:font-style-asian="normal" style:font-style-complex="normal"/>
    </style:style>
    <style:style style:name="T14" style:family="text">
      <style:text-properties fo:font-style="normal" officeooo:rsid="005f6b00" style:font-style-asian="normal" style:font-style-complex="normal"/>
    </style:style>
    <style:style style:name="T15" style:family="text">
      <style:text-properties fo:font-style="normal" officeooo:rsid="0060137d" style:font-style-asian="normal" style:font-style-complex="normal"/>
    </style:style>
    <style:style style:name="T16" style:family="text">
      <style:text-properties fo:font-style="normal" officeooo:rsid="00611e25" style:font-style-asian="normal" style:font-style-complex="normal"/>
    </style:style>
    <style:style style:name="T17" style:family="text">
      <style:text-properties fo:font-style="normal" officeooo:rsid="0062d1a9" style:font-style-asian="normal" style:font-style-complex="normal"/>
    </style:style>
    <style:style style:name="T18" style:family="text">
      <style:text-properties fo:font-style="normal" officeooo:rsid="006517c2" style:font-style-asian="normal" style:font-style-complex="normal"/>
    </style:style>
    <style:style style:name="T19" style:family="text">
      <style:text-properties fo:font-style="normal" officeooo:rsid="006572f3" style:font-style-asian="normal" style:font-style-complex="normal"/>
    </style:style>
    <style:style style:name="T20" style:family="text">
      <style:text-properties fo:font-style="normal" officeooo:rsid="00665454" style:font-style-asian="normal" style:font-style-complex="normal"/>
    </style:style>
    <style:style style:name="T21" style:family="text">
      <style:text-properties fo:font-style="normal" officeooo:rsid="0068a1b7" style:font-style-asian="normal" style:font-style-complex="normal"/>
    </style:style>
    <style:style style:name="T22" style:family="text">
      <style:text-properties fo:font-style="normal" officeooo:rsid="0068c2b1" style:font-style-asian="normal" style:font-style-complex="normal"/>
    </style:style>
    <style:style style:name="T23" style:family="text">
      <style:text-properties fo:font-style="normal" officeooo:rsid="006af3ea" style:font-style-asian="normal" style:font-style-complex="normal"/>
    </style:style>
    <style:style style:name="T24" style:family="text">
      <style:text-properties fo:font-style="normal" officeooo:rsid="006ce1c7" style:font-style-asian="normal" style:font-style-complex="normal"/>
    </style:style>
    <style:style style:name="T25" style:family="text">
      <style:text-properties fo:font-style="normal" officeooo:rsid="006f836e" style:font-style-asian="normal" style:font-style-complex="normal"/>
    </style:style>
    <style:style style:name="T26" style:family="text">
      <style:text-properties fo:font-style="normal" officeooo:rsid="00704d31" style:font-style-asian="normal" style:font-style-complex="normal"/>
    </style:style>
    <style:style style:name="T27" style:family="text">
      <style:text-properties fo:font-style="normal" officeooo:rsid="00716c82" style:font-style-asian="normal" style:font-style-complex="normal"/>
    </style:style>
    <style:style style:name="T28" style:family="text">
      <style:text-properties fo:font-style="normal" officeooo:rsid="0072af8c" style:font-style-asian="normal" style:font-style-complex="normal"/>
    </style:style>
    <style:style style:name="T29" style:family="text">
      <style:text-properties fo:font-style="normal" officeooo:rsid="0075a850" style:font-style-asian="normal" style:font-style-complex="normal"/>
    </style:style>
    <style:style style:name="T30" style:family="text">
      <style:text-properties fo:font-style="normal" officeooo:rsid="007ce71b" style:font-style-asian="normal" style:font-style-complex="normal"/>
    </style:style>
    <style:style style:name="T31" style:family="text">
      <style:text-properties fo:font-style="normal" officeooo:rsid="007fdc81" style:font-style-asian="normal" style:font-style-complex="normal"/>
    </style:style>
    <style:style style:name="T32" style:family="text">
      <style:text-properties fo:font-style="normal" officeooo:rsid="00835c28" style:font-style-asian="normal" style:font-style-complex="normal"/>
    </style:style>
    <style:style style:name="T33" style:family="text">
      <style:text-properties fo:font-style="normal" officeooo:rsid="008b5ed3" style:font-style-asian="normal" style:font-style-complex="normal"/>
    </style:style>
    <style:style style:name="T34" style:family="text">
      <style:text-properties fo:font-style="normal" officeooo:rsid="006daaa5" style:font-style-asian="normal" style:font-style-complex="normal"/>
    </style:style>
    <style:style style:name="T35" style:family="text">
      <style:text-properties fo:font-style="normal" officeooo:rsid="00908225" style:font-style-asian="normal" style:font-style-complex="normal"/>
    </style:style>
    <style:style style:name="T36" style:family="text">
      <style:text-properties fo:font-style="normal" officeooo:rsid="0082b3cb" style:font-style-asian="normal" style:font-style-complex="normal"/>
    </style:style>
    <style:style style:name="T37" style:family="text">
      <style:text-properties fo:font-style="normal" officeooo:rsid="0097fee5" style:font-style-asian="normal" style:font-style-complex="normal"/>
    </style:style>
    <style:style style:name="T38" style:family="text">
      <style:text-properties fo:font-style="normal" officeooo:rsid="00984895" style:font-style-asian="normal" style:font-style-complex="normal"/>
    </style:style>
    <style:style style:name="T39" style:family="text">
      <style:text-properties fo:font-style="normal" officeooo:rsid="00998172" style:font-style-asian="normal" style:font-style-complex="normal"/>
    </style:style>
    <style:style style:name="T40" style:family="text">
      <style:text-properties fo:font-style="normal" officeooo:rsid="009c3939"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84ec15"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8434d0" style:font-style-asian="normal" style:font-weight-asian="bold" style:font-style-complex="normal" style:font-weight-complex="bold"/>
    </style:style>
    <style:style style:name="T45" style:family="text">
      <style:text-properties officeooo:rsid="004b31da"/>
    </style:style>
    <style:style style:name="T46" style:family="text">
      <style:text-properties officeooo:rsid="00532b45"/>
    </style:style>
    <style:style style:name="T47" style:family="text">
      <style:text-properties fo:font-style="italic" style:font-style-asian="italic" style:font-style-complex="italic"/>
    </style:style>
    <style:style style:name="T48" style:family="text">
      <style:text-properties fo:font-style="italic" officeooo:rsid="005562c5" style:font-style-asian="italic" style:font-style-complex="italic"/>
    </style:style>
    <style:style style:name="T49" style:family="text">
      <style:text-properties fo:font-style="italic" officeooo:rsid="005f6b00" style:font-style-asian="italic" style:font-style-complex="italic"/>
    </style:style>
    <style:style style:name="T50" style:family="text">
      <style:text-properties fo:font-style="italic" officeooo:rsid="0060137d" style:font-style-asian="italic" style:font-style-complex="italic"/>
    </style:style>
    <style:style style:name="T51" style:family="text">
      <style:text-properties fo:font-style="italic" officeooo:rsid="006572f3" style:font-style-asian="italic" style:font-style-complex="italic"/>
    </style:style>
    <style:style style:name="T52" style:family="text">
      <style:text-properties fo:font-style="italic" officeooo:rsid="00665454" style:font-style-asian="italic" style:font-style-complex="italic"/>
    </style:style>
    <style:style style:name="T53" style:family="text">
      <style:text-properties fo:font-style="italic" officeooo:rsid="0068c2b1" style:font-style-asian="italic" style:font-style-complex="italic"/>
    </style:style>
    <style:style style:name="T54" style:family="text">
      <style:text-properties fo:font-style="italic" officeooo:rsid="006af3ea" style:font-style-asian="italic" style:font-style-complex="italic"/>
    </style:style>
    <style:style style:name="T55" style:family="text">
      <style:text-properties fo:font-style="italic" officeooo:rsid="0082b3cb" style:font-style-asian="italic" style:font-style-complex="italic"/>
    </style:style>
    <style:style style:name="T56" style:family="text">
      <style:text-properties style:text-position="super 58%" fo:font-style="normal" style:font-style-asian="normal" style:font-style-complex="normal"/>
    </style:style>
    <style:style style:name="T57" style:family="text">
      <style:text-properties officeooo:rsid="007d510c"/>
    </style:style>
    <style:style style:name="T58" style:family="text">
      <style:text-properties officeooo:rsid="007d5d70"/>
    </style:style>
    <style:style style:name="T59" style:family="text">
      <style:text-properties fo:font-weight="normal" style:font-weight-asian="normal" style:font-weight-complex="normal"/>
    </style:style>
    <style:style style:name="T60" style:family="text">
      <style:text-properties fo:font-weight="normal" officeooo:rsid="0084ec15" style:font-weight-asian="normal" style:font-weight-complex="normal"/>
    </style:style>
    <style:style style:name="T6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6f836e" style:text-blinking="false" fo:background-color="transparent" loext:char-shading-value="0" style:font-style-asian="normal" style:font-style-complex="normal"/>
    </style:style>
    <style:style style:name="T6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8ab44c" style:text-blinking="false" fo:background-color="transparent" loext:char-shading-value="0" style:font-style-asian="normal" style:font-style-complex="normal"/>
    </style:style>
    <style:style style:name="T6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b3a6ed" style:text-blinking="false" fo:background-color="transparent" loext:char-shading-value="0" style:font-style-asian="normal" style:font-style-complex="normal"/>
    </style:style>
    <style:style style:name="T64" style:family="text">
      <style:text-properties style:font-name="Liberation Serif1" fo:font-style="normal" officeooo:rsid="0062d1a9" style:font-style-asian="normal" style:font-style-complex="normal"/>
    </style:style>
    <style:style style:name="T65" style:family="text">
      <style:text-properties style:font-name="Liberation Serif1" fo:font-style="normal" officeooo:rsid="007e784f" style:font-style-asian="normal" style:font-style-complex="normal"/>
    </style:style>
    <style:style style:name="T66" style:family="text">
      <style:text-properties style:font-name="Liberation Serif1" fo:font-style="normal" officeooo:rsid="007fdc81" style:font-style-asian="normal" style:font-style-complex="normal"/>
    </style:style>
    <style:style style:name="T67" style:family="text">
      <style:text-properties style:font-name="Liberation Serif1" fo:font-style="normal" officeooo:rsid="0080b84f" style:font-style-asian="normal" style:font-style-complex="normal"/>
    </style:style>
    <style:style style:name="T68" style:family="text">
      <style:text-properties style:font-name="Liberation Serif1" fo:font-style="normal" officeooo:rsid="0087b238" style:font-style-asian="normal" style:font-style-complex="normal"/>
    </style:style>
    <style:style style:name="T69" style:family="text">
      <style:text-properties style:font-name="Liberation Serif1" fo:font-style="normal" officeooo:rsid="008ab44c" style:font-style-asian="normal" style:font-style-complex="normal"/>
    </style:style>
    <style:style style:name="T70" style:family="text">
      <style:text-properties style:font-name="Liberation Serif1" fo:font-style="normal" officeooo:rsid="009ddf03" style:font-style-asian="normal" style:font-style-complex="normal"/>
    </style:style>
    <style:style style:name="T71" style:family="text">
      <style:text-properties style:font-name="Liberation Serif1" fo:font-style="normal" officeooo:rsid="009eb1d3" style:font-style-asian="normal" style:font-style-complex="normal"/>
    </style:style>
    <style:style style:name="T72" style:family="text">
      <style:text-properties style:font-name="Liberation Serif1" officeooo:rsid="0087b238"/>
    </style:style>
    <style:style style:name="T73" style:family="text">
      <style:text-properties style:font-name="Liberation Serif1" fo:font-style="italic" officeooo:rsid="0087b238" style:font-style-asian="italic" style:font-style-complex="italic"/>
    </style:style>
    <style:style style:name="T74" style:family="text">
      <style:text-properties officeooo:rsid="0082b3cb"/>
    </style:style>
    <style:style style:name="T75" style:family="text">
      <style:text-properties officeooo:rsid="00992590"/>
    </style:style>
    <style:style style:name="T76" style:family="text">
      <style:text-properties officeooo:rsid="00ae42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 text:is-list-header="true">Part <text:span text:style-name="T45">1</text:span>, Chapter <text:span text:style-name="T45">2</text:span></text:h>
      <text:h text:style-name="P39" text:outline-level="1">How Digital Asset Ownership Works</text:h>
      <text:h text:style-name="P40" text:outline-level="2"><text:span text:style-name="T46">Cryptocurrency </text:span>Addresses: Your Public Mailbox</text:h>
      <text:p text:style-name="P28">At the core of interacting with cryptocurrencies is the concept of the crypto <text:span text:style-name="T1">address</text:span><text:span text:style-name="T47">.</text:span><text:span text:style-name="T18"> When making a transaction, we send coins from our wallet to the public address of another user. </text:span><text:span text:style-name="T19">An address is </text:span><text:span text:style-name="T18">a random string of characters generated by wallets and used to receive cryptocurrency. </text:span><text:span text:style-name="T22">Cryptocurrencies, unlike traditional methods of payment such as credit cards, use a </text:span><text:span text:style-name="T53">push</text:span><text:span text:style-name="T22"> model for transactions. With a credit card, you must give a private number to the merchant, authorizing them to </text:span><text:span text:style-name="T53">pull</text:span><text:span text:style-name="T22"> funds from your account at the bank. But with crypto, you must get a public address from the store. Your wallet signs a transaction transferring ownership of some amount of crypto to that address. </text:span></text:p>
      <text:p text:style-name="P5"/>
      <text:p text:style-name="P31"><text:span text:style-name="T22">E</text:span><text:span text:style-name="T1">very transaction recorded on the blockchain is </text:span><text:span text:style-name="T33">actually a </text:span><text:span text:style-name="T1">digital signature, signing ownership of coins from owner to owner. Each time a transaction is made, the user must prove they are the rightful owner of coins at their address by providing this digital signature that all other parties on the network can verify. </text:span><text:span text:style-name="T24">The transaction signs over ownership to the new receiving address of the other party. So, you sign over some coins to the store’s address when you buy goods from them. If you pay a contractor in cryptocurrency, you sign ownership of a certain amount of coins over to their address. </text:span></text:p>
      <text:p text:style-name="P6"/>
      <text:p text:style-name="P37"><text:span text:style-name="T24">T</text:span><text:span text:style-name="T34">he model of recording ownership varies from blockchain to blockchain. Bitcoin, Litecoin, and Bitcoin Cash use what is called a UTXO model. UTXO stands for Unspent Transaction Output. These are a collection of values that act almost like a digital </text:span><text:soft-page-break/><text:span text:style-name="T34">version of cash, dollar bills and coins. Each UTXO is a specific amount of coins that is owned by a particular address. For example, a wallet might have outputs for 1 LTC, 0.5 LTC, and 2 LTC. If a user wishes to buy a computer, their wallet can combine all these available UTXOs into a transaction equaling 3.5 LTC and transfer it to a new UTXO owned by the merchant. </text:span><text:span text:style-name="T25">You can also split UTXOs into value and change, for example using a 0.5 LTC UTXO to buy a 0.25 LTC shirt and sending the remaining 0.25 to your own wallet. </text:span><text:span text:style-name="T61">A wallet handles this automatically for you; there's no need for the end user to think about UTXOs and change.</text:span><text:span text:style-name="T25"> </text:span></text:p>
      <text:p text:style-name="P7"/>
      <text:p text:style-name="P32"><text:span text:style-name="T1">Other coins like Ethereum’</text:span><text:span text:style-name="T37">s native token, Ether,</text:span><text:span text:style-name="T1"> follow an account model, more similar to a bank ledger. </text:span><text:span text:style-name="T38">Each</text:span><text:span text:style-name="T1"> Ethereum address has a balance, and a list of deposit and withdrawal transactions. This model is a little simpler to understand. </text:span><text:span text:style-name="T26">You might have a 1 ETH balance, with a 1.5 ETH deposit at one point in time and a 0.5 ETH with</text:span><text:span text:style-name="T35">d</text:span><text:span text:style-name="T26">rawal at another point. </text:span><text:span text:style-name="T27">This is just like looking at your bank account balance over time. </text:span></text:p>
      <text:p text:style-name="P5"/>
      <text:p text:style-name="P29"><text:span text:style-name="T18">This book assumes you already have some familiarity with this process of creating cryptocurrency transactions </text:span><text:span text:style-name="T28">and won’t go too in depth with how these crypto transactions work. </text:span><text:span text:style-name="T19">What </text:span><text:span text:style-name="T21">is</text:span><text:span text:style-name="T19"> more important to think about in the context of security is how addresses and their underlying keys for</text:span><text:span text:style-name="T30">m</text:span><text:span text:style-name="T19"> the basis for cryptocurrency </text:span><text:span text:style-name="T51">wallets. </text:span><text:span text:style-name="T20">The address isn’t randomly generated in and of itself. It is derived from an individual private key from the user’s wallet. </text:span></text:p>
      <text:p text:style-name="P8"/>
      <text:p text:style-name="P30"><text:span text:style-name="T23">Every crypto wallet is a collection of randomly generated private keys and their associated addresses. </text:span><text:span text:style-name="T29">This core concept is key to our understanding of security, so it’s worth saying again: </text:span><text:span text:style-name="T54">Every crypto wallet is a collection of randomly generated private keys and their associated addresses. </text:span></text:p>
      <text:p text:style-name="P33"/>
      <text:p text:style-name="P4">Since private keys are ultimately used to sign over ownership to another address in a transaction, these keys are what we must protect. <text:span text:style-name="T57">With non-custodial wallets, we must protect our own keys </text:span><text:soft-page-break/><text:span text:style-name="T57">– ensuring safe backups, avoiding phishing, and using secure software. </text:span><text:span text:style-name="T58">With exchange or custodial accounts, </text:span><text:span text:style-name="T75">we must ensure </text:span><text:span text:style-name="T58">that the accounts are secure so that nobody can make transfers to their own addresses. And always, </text:span><text:span text:style-name="T76">we must keep</text:span><text:span text:style-name="T58"> an eye out for phishing, scams, and other social engineering attacks that ultimately want us to transfer coins to attacker addresses. <text:s/></text:span></text:p>
      <text:h text:style-name="P41" text:outline-level="2">Private Keys and Seed Phrases</text:h>
      <text:p text:style-name="P1"><text:span text:style-name="T2">B</text:span><text:span text:style-name="T1">efore we can discuss safe and secure storage of our crypto keys, we need to understand what these cryptographic secrets look like. </text:span><text:span text:style-name="T3">Having a better idea of the data our wallet contains will allow us to make informed choices about backups. We need to know the format of key data, its weaknesses and strengths, and possible storage media before figuring out how to keep it safe.</text:span></text:p>
      <text:p text:style-name="P2"/>
      <text:p text:style-name="P10"><text:span text:style-name="T3">F</text:span><text:span text:style-name="T1">or wallets newer than </text:span><text:span text:style-name="T4">around 2014, the mnemonic seed phrase is the standard </text:span><text:span text:style-name="T39">all common wallets use</text:span><text:span text:style-name="T4">. This standard </text:span><text:span text:style-name="T5">is defined by Bitcoin Improvement Proposal </text:span><text:span text:style-name="T6">39 (BIP39). </text:span><text:span text:style-name="T40">Although the standard originated with Bitcoin, it is widely adopted by other cryptocurrencies as well. </text:span><text:span text:style-name="T6">Your keys will take the form of 12 to 24 English words, in a specific order. </text:span><text:span text:style-name="T7">Other languages are also available, but English is the most common and likely for readers of this b</text:span><text:span text:style-name="T8">ook. Most commonly, you’ll get a seed of either 12 or 24 words from a wallet, but sizes 15, 18, and 21 are also supported by the standard. </text:span><text:span text:style-name="T9">Here’s an example of a randomly generated seed:</text:span></text:p>
      <text:p text:style-name="P3"/>
      <text:p text:style-name="P19">finish hawk expose abstract fiscal change artwork enter party genuine taste swamp</text:p>
      <text:p text:style-name="P19"/>
      <text:p text:style-name="P11"><text:span text:style-name="T1">Don’t use this example seed phrase for anything, as any reader of this book could steal your coins! This seed is a 12 word phrase, which encodes 128 bits of randomly-generated data from the computer’s secure random source, </text:span><text:span text:style-name="T10">along with a cryptographic </text:span><text:span text:style-name="T48">checksum</text:span><text:span text:style-name="T10"> contained in the last word. It’s important to note that the mnemonic generation must use a cryptographically secure random source for generation, and that the last word includes a specially-calculated checksum based on the previous words. You cannot simply pick 12 or 24 words at random from the list to </text:span><text:soft-page-break/><text:span text:style-name="T10">create a seed on your own – this won’t work due to the checksum, and would also be insufficiently random. </text:span></text:p>
      <text:p text:style-name="P14"/>
      <text:p text:style-name="P12"><text:span text:style-name="T10">T</text:span><text:span text:style-name="T1">he algorithm for generating a seed starts with 128 to 256 bits from a cryptographically secure source. These are built into your computer’s operating system, or into the chip used on a hardware wallet. Next, the entropy is hashed using SHA-256 (a secure hashing algorithm), and a certain number of bits from that hash are added to the end of the entropy depending on the size of the seed. Finally, the entropy bits are split into chunks of 11 bits each and used to select the words from the 2048 word dictionary. 2 to the 11</text:span><text:span text:style-name="T56">th</text:span><text:span text:style-name="T1"> power is 2048, so there’s a word in the list for every possible 11 bit chunk. You don’t have to understand the cryptography and computer science of bits to use a mnemonic, but it’s helpful to understand the basic algorithm </text:span><text:span text:style-name="T11">and therefore why you can’t just pick some words out of the list to make your own seed. </text:span></text:p>
      <text:p text:style-name="P15"/>
      <text:p text:style-name="P13"><text:span text:style-name="T11">T</text:span><text:span text:style-name="T1">hese seeds make it very convenient </text:span><text:span text:style-name="T12">to back up your wallet, as all you have to do is store those words in case you need them. </text:span><text:span text:style-name="T13">We’ll discuss how to do so securely and why this is so important in later chapters. </text:span><text:span text:style-name="T14">The true power of BIP39 mnemonics comes not only from this convenient encoding, but in how this can be used to store an </text:span><text:span text:style-name="T49">entire wallet</text:span><text:span text:style-name="T14"> in only 12 to 24 words. </text:span><text:span text:style-name="T15">BIP39 is combined with BIP32 and BIP44 to create </text:span><text:span text:style-name="T50">hierarchical deterministic </text:span><text:span text:style-name="T15">wallets. </text:span><text:span text:style-name="T16">This algorithm uses the single seed to generate infinite addresses in a predictable manner. As long as you have the seed and the appropriate derivation path for your desired wallet, you can always generate the same individual keys and addresses to restore a wallet.</text:span></text:p>
      <text:p text:style-name="P16"/>
      <text:p text:style-name="P18"><text:span text:style-name="T16">B</text:span><text:span text:style-name="T1">IP32 is the standard for hierarchical deterministic wallets. In practical terms, this simply means the ability to go from a seed to any number of sub-wallets, and individual private keys and addresses. </text:span><text:span text:style-name="T17">BIP44 specifies a standard set of derivation paths for various cryptocurrencies, so that wallets can easily interoperate with one another. This means that if you have your seed phrase you use with a BIP44 wallet containing some Bitcoin, Ether, and </text:span><text:soft-page-break/><text:span text:style-name="T17">Litecoin, you can import that seed into another BIP44-supporting wallet and access those coins again. Your wallet, following the standard, knows exactly how to generate the same set of addresses and individual private keys from the seed. </text:span></text:p>
      <text:p text:style-name="P17"/>
      <text:p text:style-name="Standard"><text:span text:style-name="T64">F</text:span><text:span text:style-name="T65">rom the seed, a wallet ultimately derives individual private keys and addresses. In fact, before seed phrases existed, a wallet consisted of a set of completely random individual private keys. Backups were trickier then because the wallet file would continually increase in size every time a wallet “ran out” of fresh addresses in the original file. </text:span>Wallets generally give the user a new address each time one is used for privacy purposes. Addresses may be reused securely; it just reduces user privacy to do so.<text:span text:style-name="T31"> </text:span><text:span text:style-name="T66">An individual private key can be encoded in a more human readable format for backup. Bitcoin and Litecoin wallets use the Wallet Import Format (WIF) for individual keys, </text:span><text:span text:style-name="T67">a base58check encoding. </text:span><text:span text:style-name="T70">These may have various prefixes, and an “L” prefixed key is shown here.</text:span><text:span text:style-name="T66"> Ethereum uses a hexadecimal encoding </text:span><text:span text:style-name="T67">common to other cryptographic keys, </text:span><text:span text:style-name="T70">and </text:span><text:span text:style-name="T71">keys </text:span><text:span text:style-name="T70">always start with 0x</text:span><text:span text:style-name="T67">. </text:span></text:p>
      <text:p text:style-name="P27"/>
      <text:p text:style-name="P27">L3yQrhEGMmEuqB12n5vkqXch2snrUdnJhaXizobqHBjC2rgKoS1Z</text:p>
      <text:p text:style-name="P34">An example of a Bitcoin WIF private key</text:p>
      <text:p text:style-name="P23">0x04cc2c4c1b692f8c5f98fddd3ec129ac56e550882c67589dc4f2f305fdab3bc7</text:p>
      <text:p text:style-name="P34">An example of an Ethereum hex private key</text:p>
      <text:p text:style-name="Standard"><text:span text:style-name="T74">Whether they originate from a seed phrase or are generated individually, private keys are used to derive public addresses. Cryptocurrencies are a fantastic example of </text:span><text:span text:style-name="T55">public-key cryptography</text:span><text:span text:style-name="T36">, where the system has both private keys, kept secret, and public keys that can be shared with anyone. The address </text:span><text:span text:style-name="T32">is a hashed public key, which you can give to anyone so they can send coins to you. </text:span>Addresses are not just the raw pubkey, but are a cryptographic hash of the public key with additional encoding.<text:span text:style-name="T32"> Nobody can take coins or spend coins using just your address. In order to spend those coins, you need the private key. </text:span><text:soft-page-break/><text:span text:style-name="T32">This key is used to sign a transaction sending coins to someone else. </text:span></text:p>
      <text:p text:style-name="P9"/>
      <text:p text:style-name="P26"><text:span text:style-name="T44">S</text:span><text:span text:style-name="T43">eed Phrase</text:span><text:span text:style-name="T1"> – Known Only to the user:</text:span></text:p>
      <text:p text:style-name="P20"/>
      <text:p text:style-name="P20">winner lend lava fee wise potato judge winner remove trial draw spray</text:p>
      <text:p text:style-name="P20"/>
      <text:p text:style-name="P20"><text:tab/>used to derive the</text:p>
      <text:p text:style-name="P35"/>
      <text:p text:style-name="P25"><text:span text:style-name="T1">Private Key</text:span><text:span text:style-name="T41"> – </text:span><text:span text:style-name="T42">Known Only to the user</text:span><text:span text:style-name="T41">:</text:span></text:p>
      <text:p text:style-name="P21">L3yQrhEGMmEuqB12n5vkqXch2snrUdnJhaXizobqHBjC2rgKoS1Z</text:p>
      <text:p text:style-name="P21"/>
      <text:p text:style-name="P22"><text:tab/>used to derive the</text:p>
      <text:p text:style-name="P22"/>
      <text:p text:style-name="P25"><text:span text:style-name="T1">Public Key </text:span><text:span text:style-name="T41">– </text:span><text:span text:style-name="T42">Known to anyone</text:span><text:span text:style-name="T1">:</text:span></text:p>
      <text:p text:style-name="P22"/>
      <text:p text:style-name="P24">02cca4732adae5bae3d1679a0698d8b76af0ae2d9af1279b0848bbad0505c107ac</text:p>
      <text:p text:style-name="P24"/>
      <text:p text:style-name="P24"><text:tab/>used to derive the</text:p>
      <text:p text:style-name="P24"/>
      <text:p text:style-name="P25">Address (Public Key Hash) <text:span text:style-name="T59">– </text:span><text:span text:style-name="T60">Known to anyone</text:span><text:span text:style-name="T59">:</text:span></text:p>
      <text:p text:style-name="P24">1B8EWT74nUCBDXhvDVHiumFMvue2MoK53v</text:p>
      <text:p text:style-name="P24"/>
      <text:p text:style-name="P36"><text:span text:style-name="T72">A user must </text:span><text:span text:style-name="T73">always</text:span><text:span text:style-name="T68"> keep their private keys and seed phrases secret and safe. These keys can be used to sign transactions transferring coins to someone else’s address, an irreversible action. Addresses can be shared publicly, and cannot be used to do anything other than send coins to you. </text:span><text:span text:style-name="T62">If you are using a wallet with a seed phrase, it is important to note that you should never share your xpub (extended public key). This can be used to see all transactions for your entire wallet, not just for a single address. The xpub cannot be used to steal your coins, but it does present </text:span><text:span text:style-name="T63">a</text:span><text:span text:style-name="T62"> privacy risk which may make you a target for other attacks. </text:span><text:span text:style-name="T69">Our education and efforts around security will focus on keeping private keys safe, so that nobody can spend your coins but you.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0T11:52:42.265000000</dc:date>
    <meta:editing-cycles>150</meta:editing-cycles>
    <meta:editing-duration>PT11H32M56S</meta:editing-duration>
    <meta:document-statistic meta:table-count="0" meta:image-count="0" meta:object-count="0" meta:page-count="6" meta:paragraph-count="36" meta:word-count="1848" meta:character-count="11002" meta:non-whitespace-character-count="9167"/>
    <meta:template xlink:type="simple" xlink:actuate="onRequest" xlink:title="" xlink:href="Normal.dotm"/>
  </office:meta>
</office:document-meta>
</file>